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, serif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verdana" fo:font-size="10pt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353cm" loext:contextual-spacing="false" fo:text-align="justify" style:justify-single-word="false" fo:text-indent="0cm" style:auto-text-indent="false"/>
      <style:text-properties style:font-name="verdana" fo:font-size="10pt"/>
    </style:style>
    <style:style style:name="T1" style:family="text">
      <style:text-properties style:font-name="verdana" fo:font-size="10pt"/>
    </style:style>
    <style:style style:name="T2" style:family="text">
      <style:text-properties style:font-name="verdana" fo:font-size="10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resentação da Disciplina </text:h>
      <text:p text:style-name="P1">Olá, </text:p>
      <text:p text:style-name="P1">Bem-vindo à disciplina de Engenharia de Software, oferecida no 4º. período do curso de Ciência da Computação, no 6º. período do curso de Engenharia da Computação e  no 4º. período do curso de Bacharel em Sistemas de Informação.</text:p>
      <text:p text:style-name="P1">A disciplina será ofertada na modalidade semipresencial, onde o professor estará presente em sala de aula 1 vez por semana, nas 6ª. feiras, às 20:30, para discutir os pontos mais importantes de cada unidade, correção de exercícios, esclarecimento de dúvidas e correção das provas aplicadas, dentre outros.</text:p>
      <text:p text:style-name="P1">Utilizaremos o ambiente de Educação a Distância da FAESA (AVA-FAESA) como suporte para o desenvolvimento das atividades e apoio às interações.  Aqui você encontrará o plano de ensino, o planejamento de desenvolvimento de aulas, o conteúdo programático, a bibliografia, o calendário das atividades propostas, notas de aula indicando os pontos importantes de cada conteúdo, as listas de exercícios e os roteiros de estudos, as datas das avaliações, os fóruns para discussão, os questionários, espaço para dúvidas tanto para o professor quanto para toda a turma.</text:p>
      <text:p text:style-name="P2"><text:span text:style-name="T1">As diversas atividades propostas a serem feitas pelos alunos no momento </text:span><text:span text:style-name="Strong_20_Emphasis"><text:span text:style-name="T1">não presencial</text:span></text:span><text:span text:style-name="T1"> tais como participação em fóruns, questionários, atividades, fichamentos, resolução de roteiros de estudos individuais e listas de exercícios serão desenvolvidos ao longo do semestre e postados no AVA  até a data limite estipulada pelo professor. Essas atividades valerão nota.</text:span></text:p>
      <text:p text:style-name="P1">Para o desenvolvimento destas atividades existe o apoio à interação virtual dos alunos com o  professor e entre os próprios alunos por intermédio de email e fóruns para comunicação assíncrona, pois respeita os momentos de disponibilidade de cada aluno e também presencialmente, na sala de aula.</text:p>
      <text:p text:style-name="P1">O aluno é estimulado a participar dos fóruns trocando experiências, descobertas e dúvidas com os colegas. Estas trocas formam um conhecimento coletivo e importante para o amadurecimento de todos. Também há ênfase no desenvolvimento da autonomia do aluno, pois através desta,  ele passa a se responsabilizar pela sua própria aprendizagem.</text:p>
      <text:p text:style-name="P1">A participação em disciplinas oferecidas à distância demanda muito de sua capacidade de organização. Mesmo com as interações com os colegas e com o professor, a responsabilidade de esquematizar o estudo é do aluno e representa um importante fator para o sucesso da disciplina. Portanto, você deverá ser aplicado no tempo alocado para estudo, e também ter uma boa noção de prioridades, para não se sobrecarregar.</text:p>
      <text:p text:style-name="P1">A disciplina foi planejada para a realização contínua e regular de atividades. Se você for disciplinado e trabalhar semanalmente com os textos e as atividades, encontrará facilidade em absorver o conteúdo e desenvolverá as habilidades planejadas.</text:p>
      <text:p text:style-name="P5"><text:span text:style-name="T2">Qualquer dúvida, entre em contato pelo email: </text:span><text:a xlink:type="simple" xlink:href="mailto:denise.franzotti@faesa.br" text:style-name="Internet_20_link" text:visited-style-name="Visited_20_Internet_20_Link"><text:span text:style-name="T2">denise.franzotti@faesa.br</text:span></text:a></text:p>
      <text:p text:style-name="P7">Sucesso a todos neste semestre e um grande abraço!</text:p>
      <text:p text:style-name="P3">Denise Franzotti Togneri</text:p>
      <text:p text:style-name="P6"><text:span text:style-name="T1">Email: </text:span><text:a xlink:type="simple" xlink:href="mailto:denise.franzotti@faesa.br" text:style-name="Internet_20_link" text:visited-style-name="Visited_20_Internet_20_Link"><text:span text:style-name="T1">denise.franzotti@faesa.br</text:span></text:a></text:p>
      <text:p text:style-name="P4">YouTube: denisetogneri</text:p>
      <text:p text:style-name="P6"><text:span text:style-name="T1">Facebook: </text:span><text:a xlink:type="simple" xlink:href="https://www.facebook.com/Prof-Denise-Togneri-Engenharia-de-Software-1795713287114997/" text:style-name="Internet_20_link" text:visited-style-name="Visited_20_Internet_20_Link"><text:span text:style-name="T1">https://www.facebook.com/Prof-Denise-Togneri-Engenharia-de-Software-1795713287114997/</text:span></text:a></text:p>
      <text:p text:style-name="P4">Instagram: @profdenisetogner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, serif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08:37:45.475469378</meta:creation-date>
    <dc:date>2019-08-11T08:40:39.023707591</dc:date>
    <meta:editing-duration>PT2M54S</meta:editing-duration>
    <meta:editing-cycles>1</meta:editing-cycles>
    <meta:document-statistic meta:table-count="0" meta:image-count="0" meta:object-count="0" meta:page-count="1" meta:paragraph-count="17" meta:word-count="452" meta:character-count="3098" meta:non-whitespace-character-count="2656"/>
    <meta:generator>LibreOffice/6.0.7.3$Linux_X86_64 LibreOffice_project/00m0$Build-3</meta:generator>
  </office:meta>
</office:document-meta>
</file>